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Ember" svg:font-family="AmazonEmber, 'Helvetica Neue', Helvetica, Arial, sans-serif"/>
    <style:font-face style:name="AmazonEmberBold" svg:font-family="AmazonEmberBold, 'Helvetica Neue Bold', 'Helvetica Neue', Helvetica, Arial, sans-serif"/>
    <style:font-face style:name="Helvetica Neue1" svg:font-family="'Helvetica Neue', Helvetica, Arial, sans-serif"/>
    <style:font-face style:name="Helvetica Neue" svg:font-family="'Helvetica Neue', Roboto, Arial, sans-serif"/>
    <style:font-face style:name="Lohit Devanagari1" svg:font-family="'Lohit Devanagari'"/>
    <style:font-face style:name="bariol" svg:font-family="bariol, 'Helvetica Neue', Helvetica, Arial, sans-serif"/>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variant="normal" fo:text-transform="none" fo:color="#57626c" style:font-name="bariol" fo:font-size="22.5pt" fo:letter-spacing="normal" fo:font-style="normal" fo:font-weight="normal" officeooo:paragraph-rsid="00107f9d" style:font-size-asian="12pt" style:font-size-complex="12pt"/>
    </style:style>
    <style:style style:name="P2" style:family="paragraph" style:parent-style-name="Standard">
      <style:paragraph-properties fo:text-align="center" style:justify-single-word="false"/>
      <style:text-properties fo:font-size="20pt" fo:font-weight="bold" officeooo:rsid="00066c0a" officeooo:paragraph-rsid="000da66f"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12pt" fo:font-weight="normal" officeooo:rsid="00066c0a" officeooo:paragraph-rsid="00066c0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0bbac0"/>
    </style:style>
    <style:style style:name="P5" style:family="paragraph" style:parent-style-name="Standard">
      <style:paragraph-properties fo:text-align="start" style:justify-single-word="false"/>
      <style:text-properties officeooo:paragraph-rsid="000da66f"/>
    </style:style>
    <style:style style:name="P6" style:family="paragraph" style:parent-style-name="Standard">
      <style:paragraph-properties fo:text-align="start" style:justify-single-word="false"/>
      <style:text-properties officeooo:paragraph-rsid="00107f9d"/>
    </style:style>
    <style:style style:name="P7" style:family="paragraph" style:parent-style-name="Standard">
      <style:paragraph-properties fo:text-align="start" style:justify-single-word="false"/>
      <style:text-properties fo:font-weight="normal" officeooo:paragraph-rsid="000da66f"/>
    </style:style>
    <style:style style:name="P8" style:family="paragraph" style:parent-style-name="Standard">
      <style:paragraph-properties fo:text-align="start" style:justify-single-word="false"/>
      <style:text-properties fo:color="#000000" style:font-name="Liberation Serif1" fo:font-size="12pt" fo:font-weight="normal" officeooo:paragraph-rsid="000a1aae" style:font-size-asian="12pt" style:font-size-complex="12pt"/>
    </style:style>
    <style:style style:name="P9" style:family="paragraph" style:parent-style-name="Standard">
      <style:paragraph-properties fo:text-align="start" style:justify-single-word="false"/>
      <style:text-properties fo:color="#000000" style:font-name="Liberation Serif1" fo:font-size="12pt" fo:font-weight="normal" officeooo:paragraph-rsid="000da66f" style:font-size-asian="12pt" style:font-size-complex="12pt"/>
    </style:style>
    <style:style style:name="P10" style:family="paragraph" style:parent-style-name="Standard">
      <style:paragraph-properties fo:text-align="start" style:justify-single-word="false"/>
      <style:text-properties fo:color="#000000"/>
    </style:style>
    <style:style style:name="P11" style:family="paragraph" style:parent-style-name="Standard">
      <style:paragraph-properties fo:text-align="start" style:justify-single-word="false"/>
      <style:text-properties fo:color="#666666" style:font-name="Liberation Serif1" fo:font-size="12pt" fo:font-weight="normal" officeooo:paragraph-rsid="00098be8" style:font-size-asian="12pt" style:font-size-complex="12pt"/>
    </style:style>
    <style:style style:name="P12" style:family="paragraph" style:parent-style-name="Standard">
      <style:paragraph-properties fo:text-align="start" style:justify-single-word="false"/>
      <style:text-properties fo:color="#666666" style:font-name="Liberation Serif1" fo:font-size="12pt" officeooo:paragraph-rsid="00107f9d" style:font-size-asian="12pt" style:font-size-complex="12pt"/>
    </style:style>
    <style:style style:name="P13" style:family="paragraph" style:parent-style-name="Standard">
      <style:paragraph-properties fo:text-align="start" style:justify-single-word="false"/>
      <style:text-properties style:font-name="Liberation Serif1" fo:font-size="12pt" fo:font-weight="bold" officeooo:rsid="00066c0a" officeooo:paragraph-rsid="0011a9e6"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1" fo:font-size="12pt" fo:font-weight="bold" officeooo:paragraph-rsid="000da66f" style:font-size-asian="12pt" style:font-size-complex="12pt"/>
    </style:style>
    <style:style style:name="P15" style:family="paragraph" style:parent-style-name="Standard">
      <style:paragraph-properties fo:text-align="start" style:justify-single-word="false"/>
      <style:text-properties style:font-name="Liberation Serif1" fo:font-size="12pt" fo:font-weight="normal" officeooo:paragraph-rsid="000bbac0" style:font-size-asian="12pt" style:font-size-complex="12pt"/>
    </style:style>
    <style:style style:name="P16" style:family="paragraph" style:parent-style-name="Standard">
      <style:paragraph-properties fo:text-align="start" style:justify-single-word="false"/>
      <style:text-properties style:font-name="Liberation Serif1" fo:font-size="12pt" fo:font-weight="normal" officeooo:paragraph-rsid="000da66f" style:font-size-asian="12pt" style:font-size-complex="12pt"/>
    </style:style>
    <style:style style:name="P17" style:family="paragraph" style:parent-style-name="Standard">
      <style:paragraph-properties fo:text-align="start" style:justify-single-word="false"/>
      <style:text-properties style:font-name="Liberation Serif1" fo:font-size="12pt" fo:font-weight="normal" officeooo:paragraph-rsid="0011a9e6" style:font-size-asian="12pt" style:font-size-complex="12pt"/>
    </style:style>
    <style:style style:name="P18"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01b43c2" officeooo:paragraph-rsid="001b43c2"/>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76899a" style:font-name="Helvetica Neue1" fo:font-size="10.5pt" fo:letter-spacing="normal" fo:font-style="normal" fo:font-weight="normal"/>
    </style:style>
    <style:style style:name="T1" style:family="text">
      <style:text-properties fo:font-variant="normal" fo:text-transform="none" fo:color="#000000" style:font-name="Liberation Serif1" fo:font-size="12pt" fo:letter-spacing="normal" fo:font-style="normal" fo:font-weight="normal" style:font-size-asian="12pt" style:font-size-complex="12pt"/>
    </style:style>
    <style:style style:name="T2" style:family="text">
      <style:text-properties fo:font-variant="normal" fo:text-transform="none" fo:color="#000000" style:font-name="Liberation Serif1" fo:font-size="12pt" fo:letter-spacing="normal" fo:font-style="normal" fo:font-weight="normal" officeooo:rsid="000df865" style:font-size-asian="12pt" style:font-size-complex="12pt"/>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style:font-weight-asian="normal" style:font-weight-complex="normal"/>
    </style:style>
    <style:style style:name="T5" style:family="text">
      <style:text-properties fo:font-variant="normal" fo:text-transform="none" fo:color="#000000" fo:letter-spacing="normal" fo:font-style="normal" officeooo:rsid="00066c0a" style:font-weight-asian="normal" style:font-weight-complex="normal"/>
    </style:style>
    <style:style style:name="T6" style:family="text">
      <style:text-properties fo:font-variant="normal" fo:text-transform="none" fo:color="#000000" fo:letter-spacing="normal" fo:font-style="normal" officeooo:rsid="00098be8" style:font-weight-asian="normal" style:font-weight-complex="normal"/>
    </style:style>
    <style:style style:name="T7" style:family="text">
      <style:text-properties fo:font-variant="normal" fo:text-transform="none" fo:color="#666666" style:font-name="Liberation Serif1" fo:font-size="12pt" fo:letter-spacing="normal" fo:font-style="normal" style:font-size-asian="12pt" style:font-size-complex="12pt"/>
    </style:style>
    <style:style style:name="T8" style:family="text">
      <style:text-properties fo:font-variant="normal" fo:text-transform="none" fo:color="#666666" style:font-name="Liberation Serif1" fo:font-size="12pt" fo:letter-spacing="normal" fo:font-style="normal" fo:font-weight="normal" style:font-size-asian="12pt" style:font-size-complex="12pt"/>
    </style:style>
    <style:style style:name="T9" style:family="text">
      <style:text-properties fo:font-variant="normal" fo:text-transform="none" fo:color="#666666" style:font-name="Liberation Serif1" fo:font-size="12pt" fo:letter-spacing="normal" fo:font-style="normal" fo:font-weight="normal" officeooo:rsid="000df865" style:font-size-asian="12pt" style:font-size-complex="12pt"/>
    </style:style>
    <style:style style:name="T10" style:family="text">
      <style:text-properties fo:font-variant="normal" fo:text-transform="none" fo:color="#666666" style:font-name="Liberation Serif1" fo:font-size="12pt" fo:letter-spacing="normal" fo:font-style="normal" fo:font-weight="normal" officeooo:rsid="0010d245" style:font-size-asian="12pt" style:font-size-complex="12pt"/>
    </style:style>
    <style:style style:name="T11" style:family="text">
      <style:text-properties fo:font-variant="normal" fo:text-transform="none" fo:color="#666666" style:font-name="Liberation Serif1" fo:letter-spacing="normal" fo:font-style="normal" style:font-size-asian="12pt" style:font-size-complex="12pt"/>
    </style:style>
    <style:style style:name="T12" style:family="text">
      <style:text-properties fo:font-variant="normal" fo:text-transform="none" fo:color="#666666" style:font-name="Liberation Serif1" fo:font-size="10.5pt" fo:letter-spacing="normal" fo:font-style="normal" officeooo:rsid="00098be8" style:font-size-asian="12pt" style:font-weight-asian="normal" style:font-size-complex="12pt" style:font-weight-complex="normal"/>
    </style:style>
    <style:style style:name="T13" style:family="text">
      <style:text-properties fo:font-variant="normal" fo:text-transform="none" fo:color="#666666" fo:letter-spacing="normal" fo:font-style="normal"/>
    </style:style>
    <style:style style:name="T14" style:family="text">
      <style:text-properties fo:font-variant="normal" fo:text-transform="none" fo:color="#666666" fo:letter-spacing="normal" fo:font-style="normal" style:font-weight-asian="normal" style:font-weight-complex="normal"/>
    </style:style>
    <style:style style:name="T15" style:family="text">
      <style:text-properties fo:font-variant="normal" fo:text-transform="none" fo:color="#666666" fo:letter-spacing="normal" fo:font-style="normal" officeooo:rsid="00098be8" style:font-weight-asian="normal" style:font-weight-complex="normal"/>
    </style:style>
    <style:style style:name="T16" style:family="text">
      <style:text-properties fo:font-variant="normal" fo:text-transform="none" fo:color="#666666" fo:letter-spacing="normal" fo:font-style="normal" fo:font-weight="bold" officeooo:rsid="00098be8" style:font-weight-asian="normal" style:font-weight-complex="normal"/>
    </style:style>
    <style:style style:name="T17" style:family="text">
      <style:text-properties fo:font-variant="normal" fo:text-transform="none" fo:color="#666666" style:text-line-through-style="none" style:text-line-through-type="none" style:font-name="Liberation Serif1" fo:font-size="12pt" fo:letter-spacing="normal"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666666" style:text-line-through-style="none" style:text-line-through-type="none" style:font-name="Liberation Serif1" fo:font-size="12pt" fo:letter-spacing="normal" fo:font-style="normal" style:text-underline-style="none" fo:font-weight="normal" officeooo:rsid="000df865" style:text-blinking="false" fo:background-color="transparent" loext:char-shading-value="0" style:font-size-asian="12pt" style:font-size-complex="12pt" loext:padding="0cm" loext:border="none"/>
    </style:style>
    <style:style style:name="T19" style:family="text">
      <style:text-properties fo:font-variant="normal" fo:text-transform="none" fo:letter-spacing="normal" fo:font-style="normal" officeooo:rsid="00098be8" style:font-weight-asian="normal" style:font-weight-complex="normal"/>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color="#76899a" style:font-name="Helvetica Neue1" fo:font-size="10.5pt" fo:letter-spacing="normal" fo:font-style="normal" fo:font-weight="normal"/>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0da66f" style:font-weight-asian="normal" style:font-weight-complex="normal"/>
    </style:style>
    <style:style style:name="T24" style:family="text">
      <style:text-properties fo:color="#000000" fo:font-weight="normal" officeooo:rsid="00098be8" style:font-weight-asian="normal" style:font-weight-complex="normal"/>
    </style:style>
    <style:style style:name="T25" style:family="text">
      <style:text-properties fo:color="#000000" style:font-name="Liberation Serif1" fo:font-size="12pt" style:font-size-asian="12pt" style:font-size-complex="12pt"/>
    </style:style>
    <style:style style:name="T26" style:family="text">
      <style:text-properties fo:color="#000000" style:font-name="Liberation Serif1" fo:font-size="12pt" officeooo:rsid="0010d245" style:font-size-asian="12pt" style:font-size-complex="12pt"/>
    </style:style>
    <style:style style:name="T27" style:family="text">
      <style:text-properties fo:color="#666666"/>
    </style:style>
    <style:style style:name="T28" style:family="text">
      <style:text-properties fo:color="#666666" fo:font-weight="normal" style:font-weight-asian="normal" style:font-weight-complex="normal"/>
    </style:style>
    <style:style style:name="T29" style:family="text">
      <style:text-properties fo:color="#666666" fo:font-weight="normal" officeooo:rsid="00066c0a" style:font-weight-asian="normal" style:font-weight-complex="normal"/>
    </style:style>
    <style:style style:name="T30" style:family="text">
      <style:text-properties fo:color="#666666" officeooo:rsid="00098be8" style:font-weight-asian="normal" style:font-weight-complex="normal"/>
    </style:style>
    <style:style style:name="T31" style:family="text">
      <style:text-properties officeooo:rsid="00098be8"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2</text:p>
      <text:p text:style-name="P13"><text:span text:style-name="T23">1. </text:span><text:span text:style-name="T22">How to create </text:span><text:span text:style-name="T24">EC</text:span><text:span text:style-name="T22">2 ::</text:span></text:p>
      <text:p text:style-name="P13"><text:span text:style-name="T28">- Choose AMI</text:span></text:p>
      <text:p text:style-name="P14"><text:span text:style-name="T29">- Choose instance type<text:line-break/>- Configure instance</text:span></text:p>
      <text:p text:style-name="P14"><text:span text:style-name="T29">- Add storage<text:line-break/>- Add tags<text:line-break/>- Configure security group<text:line-break/>- review</text:span></text:p>
      <text:p text:style-name="P9"><text:span text:style-name="T31">2. <text:s/>EC2 instance types ::<text:line-break/></text:span><text:span text:style-name="T30">- </text:span><text:bookmark text:name="General_Purpose"/><text:span text:style-name="T15">General Purpose</text:span></text:p>
      <text:p text:style-name="P11"><text:span text:style-name="T19">- </text:span><text:bookmark text:name="Compute_Optimized"/><text:span text:style-name="T19">Compute Optimized</text:span></text:p>
      <text:p text:style-name="P11"><text:span text:style-name="T19">- </text:span><text:bookmark text:name="Memory_Optimized"/><text:span text:style-name="T19">Memory Optimized</text:span></text:p>
      <text:p text:style-name="P11"><text:span text:style-name="T19">- </text:span><text:bookmark text:name="Accelerated_Computing"/><text:span text:style-name="T19">Accelerated Computing</text:span></text:p>
      <text:p text:style-name="P11"><text:span text:style-name="T19">- </text:span><text:bookmark text:name="Storage_Optimized"/><text:span text:style-name="T19">Storage Optimized</text:span></text:p>
      <text:p text:style-name="P8"><text:span text:style-name="T19"><text:line-break/>General Purpose :: </text:span><text:span text:style-name="T15">General purpose instances provide a balance of compute, memory and <text:s text:c="3"/>networking resources, and can be used for a variety of diverse workloads. These instances <text:tab/>are ideal for applications that use these resources in equal proportions such as web servers <text:tab/>and code repositories.</text:span></text:p>
      <text:p text:style-name="P15"><text:span text:style-name="T4">Use Cases :: </text:span><text:span text:style-name="T13">Websites and web applications, development environments, build servers, code repositories, micro services, test and staging environments, and line of business applications.<text:line-break/><text:line-break/></text:span><text:span text:style-name="T6">Compute Optimized :: </text:span><text:span text:style-name="T15">Compute Optimized instances are ideal for compute bound applications that benefit from high performance processors. Instances belonging to this <text:tab/>family are well suited for batch processing workloads, media transcoding, high performance <text:tab/>web servers, high performance computing (HPC), scientific modeling, dedicated gaming <text:tab/>servers and ad server engines, machine learning inference and other compute intensive <text:tab/>applications.</text:span><text:span text:style-name="T6"><text:line-break/>Use Cases :: </text:span><text:span text:style-name="T14">High performance computing (HPC), batch processing, ad serving, video <text:tab/>encoding, gaming, scientific modelling, distributed analytics, and CPU-based machine <text:tab/>learning inference.<text:line-break/><text:line-break/></text:span><text:span text:style-name="T6">Memory Optimized ::</text:span><text:span text:style-name="T15"> Memory optimized instances are designed to deliver fast performance <text:tab/>for workloads that process large data sets in memory.<text:line-break/></text:span><text:span text:style-name="T6">Use Cases ::</text:span><text:span text:style-name="T16"> </text:span><text:span text:style-name="T13">Memory-intensive applications such as open-source databases, in-memory <text:tab/>caches, and real time big data analytics.</text:span></text:p>
      <text:p text:style-name="P15"><text:span text:style-name="T13"/></text:p>
      <text:p text:style-name="P17"><text:span text:style-name="T3">Accelerated Computing ::</text:span><text:span text:style-name="T13"> Accelerated computing instances use hardware accelerators, or co-processors, to perform functions, such as floating point number calculations, graphics processing, or data pattern matching, more efficiently than is possible in software running on <text:tab/>CPUs.</text:span></text:p>
      <text:p text:style-name="P17"><text:span text:style-name="T4">Use Cases :: </text:span><text:span text:style-name="T13">Machine learning, high performance computing, computational fluid dynamics, computational finance, seismic analysis, speech recognition, autonomous vehicles, and drug discovery.</text:span></text:p>
      <text:p text:style-name="P5"><text:span text:style-name="T8"><text:line-break/></text:span><text:span text:style-name="T1">Storage Optimized :: </text:span><text:span text:style-name="T8">Storage optimized instances are designed for workloads that require high, sequential read and write access to very large data sets on local storage. They are optimized to deliver tens of thousands of low-latency, random I/O operations per second (IOPS) to applications.<text:line-break/></text:span><text:span text:style-name="T2">Use Cases :: </text:span><text:span text:style-name="T10">NoSQL database</text:span><text:span text:style-name="T18"> </text:span><text:span text:style-name="T9">(e.g. Cassandra, MongoDB, Redis), in-memory databases (e.g. Aerospike), scale-out transactional databases, data warehousing, Elasticsearch, analytics workloads.</text:span></text:p>
      <text:p text:style-name="P16"><text:span text:style-name="T13"/></text:p>
      <text:p text:style-name="P6"><text:span text:style-name="T26">3. </text:span><text:span text:style-name="T25">AWS Instance Purchase Options :: </text:span><text:span text:style-name="T8">Amazon offers 3 different ways to purchase EC2 instances. The different purchase options are available for all </text:span><text:a xlink:type="simple" xlink:href="https://docs.rightscale.com/clouds/aws/aws_instance_types.html" text:style-name="Internet_20_link" text:visited-style-name="Visited_20_Internet_20_Link"><text:span text:style-name="T17">EC2 Instance Types</text:span></text:a><text:span text:style-name="T8">.</text:span></text:p>
      <text:p text:style-name="P12"><text:span text:style-name="T20">- On-Demand Instances</text:span></text:p>
      <text:p text:style-name="P12"><text:soft-page-break/><text:span text:style-name="T20">- Reserved Instances<text:line-break/>- Spot Instances</text:span></text:p>
      <text:p text:style-name="P18"><text:span text:style-name="T21">s</text:span></text:p>
      <text:p text:style-name="P10"><text:span text:style-name="T27"/></text:p>
      <text:p text:style-name="P10"><text:span text:style-name="T27"/></text:p>
      <text:p text:style-name="P19"/>
      <text:p text:style-name="P7"><text:span text:style-name="T7"><text:line-break/><text:tab/><text:line-break/><text:tab/></text:span></text:p>
      <text:p text:style-name="P4"><text:span text:style-name="T11"/></text:p>
      <text:p text:style-name="P4"><text:span text:style-name="T12"/></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Ember" svg:font-family="AmazonEmber, 'Helvetica Neue', Helvetica, Arial, sans-serif"/>
    <style:font-face style:name="AmazonEmberBold" svg:font-family="AmazonEmberBold, 'Helvetica Neue Bold', 'Helvetica Neue', Helvetica, Arial, sans-serif"/>
    <style:font-face style:name="Helvetica Neue1" svg:font-family="'Helvetica Neue', Helvetica, Arial, sans-serif"/>
    <style:font-face style:name="Helvetica Neue" svg:font-family="'Helvetica Neue', Roboto, Arial, sans-serif"/>
    <style:font-face style:name="Lohit Devanagari1" svg:font-family="'Lohit Devanagari'"/>
    <style:font-face style:name="bariol" svg:font-family="bariol, 'Helvetica Neue', Helvetica, Arial, sans-serif"/>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6T13:14:39.926967085</meta:creation-date>
    <dc:date>2021-03-26T17:38:44.646334225</dc:date>
    <meta:editing-duration>PT3H9M16S</meta:editing-duration>
    <meta:editing-cycles>11</meta:editing-cycles>
    <meta:generator>LibreOffice/6.4.6.2$Linux_X86_64 LibreOffice_project/40$Build-2</meta:generator>
    <meta:document-statistic meta:table-count="0" meta:image-count="0" meta:object-count="0" meta:page-count="2" meta:paragraph-count="20" meta:word-count="395" meta:character-count="2829" meta:non-whitespace-character-count="2430"/>
  </office:meta>
</office:document-meta>
</file>